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698EB1ACA470D1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6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hapter 5: cp, mv, rm, mkdir, rmdir</text:p>
              </text:list-item>
              <text:list-item>
                <text:p>Install Chinese input package(搜狗输入法)</text:p>
              </text:list-item>
              <text:list-item>
                <text:p>.bashrc</text:p>
              </text:list-item>
              <text:list-item>
                <text:p>Linux运维（engineer）</text:p>
              </text:list-item>
              <text:list-item>
                <text:p>Install vim / spider / pycharm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Python: official tutorial</text:p>
              </text:list-item>
              <text:list-item>
                <text:p>二级考试</text:p>
              </text:list-item>
              <text:list-item>
                <text:p>MIT 6.00 6.01</text:p>
              </text:list-item>
              <text:list-item>
                <text:p>Anaconda</text:p>
              </text:list-item>
              <text:list-item>
                <text:p>Library: os, re, wordcloud, etc</text:p>
              </text:list-item>
              <text:list-item>
                <text:p>python有意思的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20100000CEB000009B0698EB1ACA470D14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17T11:57:19.415848226</dc:date>
    <meta:editing-duration>PT1H28M35S</meta:editing-duration>
    <meta:editing-cycles>20</meta:editing-cycles>
    <meta:generator>LibreOffice/6.0.7.3$Linux_X86_64 LibreOffice_project/00m0$Build-3</meta:generator>
    <meta:document-statistic meta:object-count="72"/>
  </office:meta>
</office:document-meta>
</file>